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6.101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7" style:family="graphic" style:parent-style-name="standard">
      <style:graphic-properties svg:stroke-width="0.102cm" draw:marker-start-width="0.457cm" draw:marker-end-width="0.457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subtitle">
      <style:graphic-properties draw:fill-color="#ffffff" fo:min-height="13.609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size="36pt" style:font-size-asian="36pt" style:font-size-complex="36pt"/>
    </style:style>
    <style:style style:name="P14" style:family="paragraph">
      <style:paragraph-properties fo:text-align="start"/>
      <style:text-properties fo:font-size="36pt" style:font-size-asian="36pt" style:font-size-complex="36pt"/>
    </style:style>
    <style:style style:name="P1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presentation:style-name="pr1" draw:text-style-name="P2" draw:layer="layout" svg:width="25.199cm" svg:height="13.609cm" svg:x="1.4cm" svg:y="5.039cm">
          <draw:text-box>
            <text:p text:style-name="P1"><text:span text:style-name="T1">Parallel Implementation of Smith-Waterman Algorithm</text:span></text:p>
            <text:p text:style-name="P1"><text:span text:style-name="T1"/></text:p>
            <text:p text:style-name="P1"><text:span text:style-name="T1">By Kevin W. English</text:span></text:p>
            <text:p text:style-name="P1"><text:span text:style-name="T1">University of Hawaii</text:span></text:p>
            <text:p text:style-name="P1"><text:span text:style-name="T1">ICS 63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507cm" svg:x="1.301cm" svg:y="0cm" presentation:class="title">
          <draw:text-box>
            <text:p text:style-name="P4">Smith-Waterma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Bioinformatics Algorithm for performing local sequence alignment</text:p>
              </text:list-item>
            </text:list>
            <text:list text:style-name="L2">
              <text:list-item>
                <text:p text:style-name="P5">First proposed in 1981</text:p>
              </text:list-item>
            </text:list>
            <text:list text:style-name="L2">
              <text:list-item>
                <text:p text:style-name="P5">Given two sequences, finds the sequence that represents the optimal local alignment.</text:p>
              </text:list-item>
            </text:list>
            <text:list text:style-name="L2">
              <text:list-item>
                <text:p text:style-name="P5">Dynamic Programming algorithm that uses a scoring systems and backtraces to find the optimal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4" draw:layer="layout" svg:width="25.199cm" svg:height="3.507cm" svg:x="1.301cm" svg:y="0cm" presentation:class="title">
          <draw:text-box>
            <text:p text:style-name="P4">Smith-Waterman Scor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6">V : Scoring Matrix</text:p>
              </text:list-item>
            </text:list>
            <text:list text:style-name="L2">
              <text:list-item>
                <text:p text:style-name="P6">S: Sequence (length:<text:span text:style-name="T2">n</text:span><text:span text:style-name="T3">)</text:span>, T : Sequence (length: <text:span text:style-name="T2">m</text:span>)</text:p>
              </text:list-item>
            </text:list>
            <text:list text:style-name="L2">
              <text:list-item>
                <text:p text:style-name="P7">Initialization</text:p>
              </text:list-item>
            </text:list>
            <text:list text:style-name="L2">
              <text:list-item>
                <text:list>
                  <text:list-item>
                    <text:p text:style-name="P8">V (i,0) = 0, 0 ≤ i ≤ 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V (0,j) = 0, 0 ≤ j ≤ m</text:p>
                  </text:list-item>
                </text:list>
              </text:list-item>
            </text:list>
            <text:list text:style-name="L2">
              <text:list-item>
                <text:p text:style-name="P7">Scoring: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custom-shape draw:style-name="gr2" draw:text-style-name="P11" draw:layer="layout" svg:width="12cm" svg:height="8cm" svg:x="14cm" svg:y="11.5cm">
          <text:p text:style-name="P9">0 <text:s text:c="3"/>0 <text:s text:c="2"/>0 <text:s text:c="3"/>0 <text:s text:c="3"/>0 <text:s text:c="3"/>0 <text:s text:c="3"/>0 <text:s text:c="2"/>0 <text:s text:c="3"/>0 <text:s text:c="2"/>0 <text:s text:c="3"/>0 <text:s text:c="3"/>0</text:p>
          <text:p text:style-name="P10">0</text:p>
          <text:p text:style-name="P10">0</text:p>
          <text:p text:style-name="P10">0</text:p>
          <text:p text:style-name="P10">0</text:p>
          <text:p text:style-name="P10">0</text:p>
          <text:p text:style-name="P10">0</text:p>
          <draw:enhanced-geometry svg:viewBox="0 0 21600 21600" draw:type="rectangle" draw:enhanced-path="M 0 0 L 21600 0 21600 21600 0 21600 0 0 Z N"/>
        </draw:custom-shape>
        <draw:line draw:style-name="gr3" draw:text-style-name="P11" draw:layer="layout" svg:x1="14cm" svg:y1="12.5cm" svg:x2="26cm" svg:y2="12.5cm">
          <text:p text:style-name="P4"/>
        </draw:line>
        <draw:line draw:style-name="gr3" draw:text-style-name="P11" draw:layer="layout" svg:x1="14cm" svg:y1="13.5cm" svg:x2="26cm" svg:y2="13.5cm">
          <text:p text:style-name="P4"/>
        </draw:line>
        <draw:line draw:style-name="gr3" draw:text-style-name="P11" draw:layer="layout" svg:x1="14cm" svg:y1="14.5cm" svg:x2="26cm" svg:y2="14.5cm">
          <text:p text:style-name="P4"/>
        </draw:line>
        <draw:line draw:style-name="gr3" draw:text-style-name="P11" draw:layer="layout" svg:x1="14cm" svg:y1="15.5cm" svg:x2="26cm" svg:y2="15.5cm">
          <text:p text:style-name="P4"/>
        </draw:line>
        <draw:line draw:style-name="gr3" draw:text-style-name="P11" draw:layer="layout" svg:x1="14cm" svg:y1="16.5cm" svg:x2="26cm" svg:y2="16.5cm">
          <text:p text:style-name="P4"/>
        </draw:line>
        <draw:line draw:style-name="gr3" draw:text-style-name="P11" draw:layer="layout" svg:x1="14cm" svg:y1="17.5cm" svg:x2="26cm" svg:y2="17.5cm">
          <text:p text:style-name="P4"/>
        </draw:line>
        <draw:line draw:style-name="gr3" draw:text-style-name="P11" draw:layer="layout" svg:x1="14cm" svg:y1="18.5cm" svg:x2="26cm" svg:y2="18.5cm">
          <text:p text:style-name="P4"/>
        </draw:line>
        <draw:line draw:style-name="gr3" draw:text-style-name="P11" draw:layer="layout" svg:x1="15cm" svg:y1="11.5cm" svg:x2="15cm" svg:y2="19.5cm">
          <text:p text:style-name="P4"/>
        </draw:line>
        <draw:line draw:style-name="gr3" draw:text-style-name="P11" draw:layer="layout" svg:x1="16cm" svg:y1="11.5cm" svg:x2="16cm" svg:y2="19.5cm">
          <text:p text:style-name="P4"/>
        </draw:line>
        <draw:line draw:style-name="gr3" draw:text-style-name="P11" draw:layer="layout" svg:x1="16cm" svg:y1="11.5cm" svg:x2="16cm" svg:y2="19.5cm">
          <text:p text:style-name="P4"/>
        </draw:line>
        <draw:line draw:style-name="gr3" draw:text-style-name="P11" draw:layer="layout" svg:x1="17cm" svg:y1="11.5cm" svg:x2="17cm" svg:y2="19.5cm">
          <text:p text:style-name="P4"/>
        </draw:line>
        <draw:line draw:style-name="gr3" draw:text-style-name="P11" draw:layer="layout" svg:x1="18cm" svg:y1="11.5cm" svg:x2="18cm" svg:y2="19.5cm">
          <text:p text:style-name="P4"/>
        </draw:line>
        <draw:line draw:style-name="gr3" draw:text-style-name="P11" draw:layer="layout" svg:x1="19cm" svg:y1="11.5cm" svg:x2="19cm" svg:y2="19.5cm">
          <text:p text:style-name="P4"/>
        </draw:line>
        <draw:line draw:style-name="gr3" draw:text-style-name="P11" draw:layer="layout" svg:x1="20cm" svg:y1="11.5cm" svg:x2="20cm" svg:y2="19.5cm">
          <text:p text:style-name="P4"/>
        </draw:line>
        <draw:line draw:style-name="gr3" draw:text-style-name="P11" draw:layer="layout" svg:x1="21cm" svg:y1="11.5cm" svg:x2="21cm" svg:y2="19.5cm">
          <text:p text:style-name="P4"/>
        </draw:line>
        <draw:line draw:style-name="gr3" draw:text-style-name="P11" draw:layer="layout" svg:x1="22cm" svg:y1="11.5cm" svg:x2="22cm" svg:y2="19.5cm">
          <text:p text:style-name="P4"/>
        </draw:line>
        <draw:line draw:style-name="gr3" draw:text-style-name="P11" draw:layer="layout" svg:x1="23cm" svg:y1="11.5cm" svg:x2="23cm" svg:y2="19.5cm">
          <text:p text:style-name="P4"/>
        </draw:line>
        <draw:line draw:style-name="gr3" draw:text-style-name="P11" draw:layer="layout" svg:x1="24cm" svg:y1="11.5cm" svg:x2="24cm" svg:y2="19.5cm">
          <text:p text:style-name="P4"/>
        </draw:line>
        <draw:line draw:style-name="gr3" draw:text-style-name="P11" draw:layer="layout" svg:x1="25cm" svg:y1="11.5cm" svg:x2="25cm" svg:y2="19.5cm">
          <text:p text:style-name="P4"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4">Smith-Waterman Scor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Scoring Formula</text:p>
              </text:list-item>
            </text:list>
            <text:list text:style-name="L2">
              <text:list-item>
                <text:p text:style-name="P6">V (i,j) = max {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V (i – 1,j – 1) + G (S [ i ],T [ j ]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V (i – 1,j ) + G (S [ i ],-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V (i,j - 1 ) + G (-,T [ j ]) }</text:span></text:p>
                  </text:list-item>
                </text:list>
              </text:list-item>
            </text:list>
            <text:list text:style-name="L2">
              <text:list-item>
                <text:p text:style-name="P6">Range:</text:p>
              </text:list-item>
            </text:list>
            <text:list text:style-name="L2">
              <text:list-item>
                <text:list>
                  <text:list-item>
                    <text:p text:style-name="P8">1 &lt; i &lt; n , 1 &lt; j &lt; n </text:p>
                  </text:list-item>
                </text:list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draw:custom-shape draw:style-name="gr2" draw:text-style-name="P11" draw:layer="layout" svg:width="11.5cm" svg:height="7cm" svg:x="15.5cm" svg:y="11.5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">V (i-1,j-1) <text:s text:c="4"/>V (i-1,j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"/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"/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">V (i,j-1) <text:s text:c="9"/>V (i,j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11" draw:layer="layout" svg:x1="22.5cm" svg:y1="11.5cm" svg:x2="22.5cm" svg:y2="18.5cm">
          <text:p text:style-name="P4"/>
        </draw:line>
        <draw:line draw:style-name="gr3" draw:text-style-name="P11" draw:layer="layout" svg:x1="15.5cm" svg:y1="14.5cm" svg:x2="27cm" svg:y2="14.5cm">
          <text:p text:style-name="P4"/>
        </draw:line>
        <draw:line draw:style-name="gr4" draw:text-style-name="P11" draw:layer="layout" svg:x1="23.5cm" svg:y1="16cm" svg:x2="21cm" svg:y2="13.5cm">
          <text:p text:style-name="P4"/>
        </draw:line>
        <draw:line draw:style-name="gr4" draw:text-style-name="P11" draw:layer="layout" svg:x1="23.5cm" svg:y1="16cm" svg:x2="19cm" svg:y2="16cm">
          <text:p text:style-name="P4"/>
        </draw:line>
        <draw:line draw:style-name="gr4" draw:text-style-name="P11" draw:layer="layout" svg:x1="23.5cm" svg:y1="16cm" svg:x2="23.5cm" svg:y2="13.5cm">
          <text:p text:style-name="P4"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3" draw:text-style-name="P4" draw:layer="layout" svg:width="25.199cm" svg:height="3.507cm" svg:x="1.301cm" svg:y="0cm" presentation:class="title">
          <draw:text-box>
            <text:p text:style-name="P4">Smith-Waterman Example</text:p>
          </draw:text-box>
        </draw:frame>
        <draw:custom-shape draw:style-name="gr2" draw:text-style-name="P12" draw:layer="layout" svg:width="14.5cm" svg:height="2cm" svg:x="4.5cm" svg:y="6cm">
          <text:p text:style-name="P12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3" draw:layer="layout" svg:width="14.5cm" svg:height="2cm" svg:x="4.5cm" svg:y="16cm">
          <text:p text:style-name="P12">A <text:s text:c="3"/>1 <text:s text:c="3"/>0 <text:s text:c="3"/>0 <text:s text:c="3"/>1 <text:s text:c="2"/>3 <text:s text:c="3"/>2 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12cm">
          <text:p text:style-name="P12">C <text:s text:c="3"/>0 <text:s text:c="3"/>0 <text:s text:c="3"/>1 <text:s text:c="2"/>0 <text:s text:c="3"/>0 <text:s text:c="2"/>1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10cm">
          <text:p text:style-name="P12">G <text:s text:c="3"/>0 <text:s text:c="3"/>0 <text:s text:c="3"/>1 <text:s text:c="2"/>0 <text:s text:c="3"/>0 <text:s text:c="3"/>2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14cm">
          <text:p text:style-name="P12">T <text:s text:c="3"/>0 <text:s text:c="3"/>0 <text:s text:c="3"/>0 <text:s text:c="3"/>2 <text:s text:c="2"/>1 <text:s text:c="3"/>0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14.5cm" svg:height="2cm" svg:x="4.5cm" svg:y="8cm">
          <text:p text:style-name="P12">A <text:s text:c="3"/>1 <text:s text:c="3"/>0 <text:s text:c="3"/>0 <text:s text:c="2"/>0 <text:s text:c="3"/>1 <text:s text:c="3"/>0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18cm">
          <text:p text:style-name="P12">C <text:s text:c="3"/>0 <text:s text:c="3"/>2 <text:s text:c="3"/>1 <text:s text:c="2"/>0 <text:s text:c="3"/>2 <text:s text:c="3"/>2 </text:p>
          <draw:enhanced-geometry svg:viewBox="0 0 21600 21600" draw:type="rectangle" draw:enhanced-path="M 0 0 L 21600 0 21600 21600 0 21600 0 0 Z N"/>
        </draw:custom-shape>
        <draw:line draw:style-name="gr3" draw:text-style-name="P11" draw:layer="layout" svg:x1="6.5cm" svg:y1="6cm" svg:x2="6.5cm" svg:y2="20cm">
          <text:p text:style-name="P4"/>
        </draw:line>
        <draw:line draw:style-name="gr3" draw:text-style-name="P11" draw:layer="layout" svg:x1="8.5cm" svg:y1="6cm" svg:x2="8.5cm" svg:y2="20cm">
          <text:p text:style-name="P4"/>
        </draw:line>
        <draw:line draw:style-name="gr3" draw:text-style-name="P11" draw:layer="layout" svg:x1="10.5cm" svg:y1="6cm" svg:x2="10.5cm" svg:y2="20cm">
          <text:p text:style-name="P4"/>
        </draw:line>
        <draw:line draw:style-name="gr3" draw:text-style-name="P11" draw:layer="layout" svg:x1="12.5cm" svg:y1="6cm" svg:x2="12.5cm" svg:y2="20cm">
          <text:p text:style-name="P4"/>
        </draw:line>
        <draw:line draw:style-name="gr3" draw:text-style-name="P11" draw:layer="layout" svg:x1="14.5cm" svg:y1="6cm" svg:x2="14.5cm" svg:y2="20cm">
          <text:p text:style-name="P4"/>
        </draw:line>
        <draw:line draw:style-name="gr3" draw:text-style-name="P11" draw:layer="layout" svg:x1="16.5cm" svg:y1="6cm" svg:x2="16.5cm" svg:y2="20cm">
          <text:p text:style-name="P4"/>
        </draw:line>
        <draw:frame draw:style-name="gr5" draw:text-style-name="P15" draw:layer="layout" svg:width="16.601cm" svg:height="1.962cm" svg:x="3.399cm" svg:y="4cm">
          <draw:text-box>
            <text:p text:style-name="P15"><text:span text:style-name="T6">1) Generate Scoring Matr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8">
        <office:forms form:automatic-focus="false" form:apply-design-mode="false"/>
        <draw:frame presentation:style-name="pr3" draw:text-style-name="P4" draw:layer="layout" svg:width="25.199cm" svg:height="3.507cm" svg:x="1.301cm" svg:y="0cm" presentation:class="title">
          <draw:text-box>
            <text:p text:style-name="P4">Smith-Waterman Example</text:p>
          </draw:text-box>
        </draw:frame>
        <draw:frame draw:style-name="gr6" draw:text-style-name="P4" draw:layer="layout" svg:width="1.212cm" svg:height="0.252cm" svg:x="3.928cm" svg:y="11cm">
          <draw:text-box>
            <text:p text:style-name="P4"/>
          </draw:text-box>
        </draw:frame>
        <draw:custom-shape draw:style-name="gr2" draw:text-style-name="P12" draw:layer="layout" svg:width="14.5cm" svg:height="2cm" svg:x="4.501cm" svg:y="6cm">
          <text:p text:style-name="P12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3" draw:layer="layout" svg:width="14.5cm" svg:height="2cm" svg:x="4.501cm" svg:y="16cm">
          <text:p text:style-name="P12">A <text:s text:c="3"/>1 <text:s text:c="3"/>0 <text:s text:c="3"/>0 <text:s text:c="3"/>1 <text:s text:c="2"/><text:span text:style-name="T7">3 </text:span><text:s text:c="3"/>2 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12cm">
          <text:p text:style-name="P12">C <text:s text:c="3"/>0 <text:s text:c="3"/>0 <text:s text:c="3"/><text:span text:style-name="T7">1</text:span> <text:s text:c="2"/>0 <text:s text:c="3"/>0 <text:s text:c="2"/>1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10cm">
          <text:p text:style-name="P12">G <text:s text:c="3"/>0 <text:s text:c="3"/>0 <text:s text:c="3"/><text:span text:style-name="T7">1</text:span> <text:s text:c="2"/>0 <text:s text:c="3"/>0 <text:s text:c="3"/>2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14cm">
          <text:p text:style-name="P12">T <text:s text:c="3"/>0 <text:s text:c="3"/>0 <text:s text:c="3"/>0 <text:s text:c="3"/><text:span text:style-name="T7">2</text:span> <text:s text:c="2"/>1 <text:s text:c="3"/>0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14.5cm" svg:height="2cm" svg:x="4.501cm" svg:y="8cm">
          <text:p text:style-name="P12">A <text:s text:c="3"/>1 <text:s text:c="3"/>0 <text:s text:c="3"/>0 <text:s text:c="2"/>0 <text:s text:c="3"/>1 <text:s text:c="3"/>0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18cm">
          <text:p text:style-name="P12">C <text:s text:c="3"/>0 <text:s text:c="3"/>2 <text:s text:c="3"/>1 <text:s text:c="2"/>0 <text:s text:c="3"/>2 <text:s text:c="3"/>2 </text:p>
          <draw:enhanced-geometry svg:viewBox="0 0 21600 21600" draw:type="rectangle" draw:enhanced-path="M 0 0 L 21600 0 21600 21600 0 21600 0 0 Z N"/>
        </draw:custom-shape>
        <draw:line draw:style-name="gr3" draw:text-style-name="P11" draw:layer="layout" svg:x1="6.501cm" svg:y1="6cm" svg:x2="6.501cm" svg:y2="20cm">
          <text:p text:style-name="P4"/>
        </draw:line>
        <draw:line draw:style-name="gr3" draw:text-style-name="P11" draw:layer="layout" svg:x1="8.501cm" svg:y1="6cm" svg:x2="8.501cm" svg:y2="20cm">
          <text:p text:style-name="P4"/>
        </draw:line>
        <draw:line draw:style-name="gr3" draw:text-style-name="P11" draw:layer="layout" svg:x1="10.501cm" svg:y1="6cm" svg:x2="10.501cm" svg:y2="20cm">
          <text:p text:style-name="P4"/>
        </draw:line>
        <draw:line draw:style-name="gr3" draw:text-style-name="P11" draw:layer="layout" svg:x1="12.501cm" svg:y1="6cm" svg:x2="12.501cm" svg:y2="20cm">
          <text:p text:style-name="P4"/>
        </draw:line>
        <draw:line draw:style-name="gr3" draw:text-style-name="P11" draw:layer="layout" svg:x1="14.501cm" svg:y1="6cm" svg:x2="14.501cm" svg:y2="20cm">
          <text:p text:style-name="P4"/>
        </draw:line>
        <draw:line draw:style-name="gr3" draw:text-style-name="P11" draw:layer="layout" svg:x1="16.501cm" svg:y1="6cm" svg:x2="16.501cm" svg:y2="20cm">
          <text:p text:style-name="P4"/>
        </draw:line>
        <draw:frame draw:style-name="gr5" draw:text-style-name="P15" draw:layer="layout" svg:width="16.601cm" svg:height="2.301cm" svg:x="3.4cm" svg:y="4cm">
          <draw:text-box>
            <text:p text:style-name="P15"><text:span text:style-name="T6">2) Find highest score and traceback</text:span></text:p>
            <text:p text:style-name="P15"><text:span text:style-name="T6"/></text:p>
          </draw:text-box>
        </draw:frame>
        <draw:custom-shape draw:style-name="gr7" draw:text-style-name="P11" draw:layer="layout" svg:width="2cm" svg:height="2cm" svg:x="14.5cm" svg:y="1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1" draw:layer="layout" svg:width="2cm" svg:height="2cm" svg:x="12.5cm" svg:y="14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1" draw:layer="layout" svg:width="2cm" svg:height="2cm" svg:x="10.5cm" svg:y="1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1" draw:layer="layout" svg:width="2cm" svg:height="2cm" svg:x="10.5cm" svg:y="10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16" draw:layer="layout" svg:width="3.317cm" svg:height="1.673cm" svg:x="20.5cm" svg:y="9cm">
          <draw:text-box>
            <text:p text:style-name="P4">Optimal </text:p>
            <text:p text:style-name="P4">Alignment</text:p>
          </draw:text-box>
        </draw:frame>
        <draw:frame draw:style-name="gr8" draw:text-style-name="P16" draw:layer="layout" svg:width="2.619cm" svg:height="1.673cm" svg:x="21cm" svg:y="10.5cm">
          <draw:text-box>
            <text:p text:style-name="P17"><text:span text:style-name="T5">-c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3T20:20:22</meta:creation-date>
    <dc:creator>Kevin English</dc:creator>
    <dc:date>2008-12-03T22:56:03</dc:date>
    <dc:language>fi-FI</dc:language>
    <meta:editing-cycles>19</meta:editing-cycles>
    <meta:editing-duration>PT2H35M43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